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6633" draw:fill-color="#ffcc99" draw:textarea-horizontal-align="justify" draw:textarea-vertical-align="middle" draw:auto-grow-height="false" fo:wrap-option="no-wrap"/>
    </style:style>
    <style:style style:name="gr2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3" style:family="graphic" style:parent-style-name="standard">
      <style:graphic-properties svg:stroke-color="#9999ff" draw:fill-color="#dcbef0" draw:textarea-horizontal-align="justify" draw:textarea-vertical-align="middle" draw:auto-grow-height="false" fo:wrap-option="no-wrap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svg:stroke-color="#ff6633"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draw:fill-color="#cfe7f5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9999ff" draw:fill-color="#dcbef0" draw:textarea-horizontal-align="justify" draw:textarea-vertical-align="middle" draw:auto-grow-height="false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style:paragraph-properties fo:text-align="center">
        <style:tab-stops/>
      </style:paragraph-properties>
      <style:text-properties fo:font-size="2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font-size="28pt" style:font-size-asian="18pt" style:font-size-complex="18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4" draw:id="id4" draw:layer="layout" svg:width="2.8cm" svg:height="2.8cm" svg:x="1.8cm" svg:y="9.9cm">
          <text:p text:style-name="P1"><text:span text:style-name="T1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5" draw:id="id5" draw:layer="layout" svg:width="5.3cm" svg:height="2.4cm" svg:x="6.4cm" svg:y="10.1cm">
          <text:p text:style-name="P3">Concep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6cm" svg:height="2.2cm" svg:x="18cm" svg:y="8.4cm">
          <text:p text:style-name="P3">Noyeau fonctionnel</text:p>
          <text:p text:style-name="P3">minim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6cm" svg:height="2.2cm" svg:x="18cm" svg:y="12.1cm">
          <text:p text:style-name="P3">Interface minim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" draw:id="id1" draw:layer="layout" svg:width="2.8cm" svg:height="2.8cm" svg:x="13.5cm" svg:y="9.9cm">
          <text:p text:style-name="P1"><text:span text:style-name="T1">F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16.3cm" svg:y1="11.3cm" svg:x2="18cm" svg:y2="9.5cm" draw:start-shape="id1" draw:start-glue-point="7" draw:end-shape="id2" draw:end-glue-point="3" svg:d="m16300 11300h851v-1800h849" svg:viewBox="0 0 1701 1801">
          <text:p/>
        </draw:connector>
        <draw:connector draw:style-name="gr4" draw:text-style-name="P3" draw:layer="layout" svg:x1="16.3cm" svg:y1="11.3cm" svg:x2="18cm" svg:y2="13.2cm" draw:start-shape="id1" draw:start-glue-point="7" draw:end-shape="id3" draw:end-glue-point="3" svg:d="m16300 11300h851v1900h849" svg:viewBox="0 0 1701 1901">
          <text:p/>
        </draw:connector>
        <draw:connector draw:style-name="gr4" draw:text-style-name="P3" draw:layer="layout" svg:x1="4.6cm" svg:y1="11.3cm" svg:x2="6.4cm" svg:y2="11.3cm" draw:start-shape="id4" draw:start-glue-point="7" draw:end-shape="id5" draw:end-glue-point="3" svg:d="m4600 11300h1800" svg:viewBox="0 0 1801 1">
          <text:p/>
        </draw:connector>
        <draw:connector draw:style-name="gr4" draw:text-style-name="P3" draw:layer="layout" svg:x1="11.7cm" svg:y1="11.3cm" svg:x2="13.5cm" svg:y2="11.3cm" draw:start-shape="id5" draw:start-glue-point="1" draw:end-shape="id1" draw:end-glue-point="5" svg:d="m11700 11300h1800" svg:viewBox="0 0 1801 1">
          <text:p/>
        </draw:connector>
        <draw:custom-shape draw:style-name="gr3" draw:text-style-name="P2" xml:id="id6" draw:id="id6" draw:layer="layout" svg:width="2.8cm" svg:height="2.8cm" svg:x="25.5cm" svg:y="9.9cm">
          <text:p text:style-name="P1"><text:span text:style-name="T1">A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24cm" svg:y1="9.5cm" svg:x2="25.5cm" svg:y2="11.3cm" draw:start-shape="id2" draw:start-glue-point="1" draw:end-shape="id6" draw:end-glue-point="5" svg:d="m24000 9500h751v1800h749" svg:viewBox="0 0 1501 1801">
          <text:p/>
        </draw:connector>
        <draw:connector draw:style-name="gr4" draw:text-style-name="P3" draw:layer="layout" svg:x1="24cm" svg:y1="13.2cm" svg:x2="25.5cm" svg:y2="11.3cm" draw:start-shape="id3" draw:start-glue-point="1" draw:end-shape="id6" draw:end-glue-point="5" svg:d="m24000 13200h751v-1900h749" svg:viewBox="0 0 1501 1901">
          <text:p/>
        </draw:connector>
        <draw:custom-shape draw:style-name="gr2" draw:text-style-name="P3" xml:id="id7" draw:id="id7" draw:layer="layout" svg:width="6.9cm" svg:height="2.4cm" svg:x="11.3cm" svg:y="4.5cm">
          <text:p text:style-name="P3">Documentation, Tests</text:p>
          <text:p text:style-name="P3">et Aide utilisateu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3.2cm" svg:y1="9.9cm" svg:x2="11.3cm" svg:y2="5.7cm" draw:start-shape="id4" draw:start-glue-point="4" draw:end-shape="id7" draw:end-glue-point="3" svg:d="m3200 9900v-4200h8100" svg:viewBox="0 0 8101 4201">
          <text:p/>
        </draw:connector>
        <draw:custom-shape draw:style-name="gr3" draw:text-style-name="P2" xml:id="id8" draw:id="id8" draw:layer="layout" svg:width="2.8cm" svg:height="2.8cm" svg:x="30.4cm" svg:y="9.9cm">
          <text:p text:style-name="P1"><text:span text:style-name="T1">XX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28.3cm" svg:y1="11.3cm" svg:x2="30.4cm" svg:y2="11.3cm" draw:start-shape="id6" draw:start-glue-point="7" draw:end-shape="id8" svg:d="m28300 11300h2100" svg:viewBox="0 0 2101 1">
          <text:p/>
        </draw:connector>
        <draw:custom-shape draw:style-name="gr2" draw:text-style-name="P3" xml:id="id9" draw:id="id9" draw:layer="layout" svg:width="6.9cm" svg:height="2.4cm" svg:x="30.5cm" svg:y="4.5cm">
          <text:p text:style-name="P3">Documentation, Tests</text:p>
          <text:p text:style-name="P3">et Aide utilisateu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18.2cm" svg:y1="5.7cm" svg:x2="30.5cm" svg:y2="5.7cm" draw:start-shape="id7" draw:start-glue-point="1" draw:end-shape="id9" draw:end-glue-point="3" svg:d="m18200 5700h12300" svg:viewBox="0 0 12301 1">
          <text:p/>
        </draw:connector>
      </draw:page>
      <draw:page draw:name="page2" draw:style-name="dp1" draw:master-page-name="Standard">
        <draw:custom-shape draw:style-name="gr1" draw:text-style-name="P2" xml:id="id13" draw:id="id13" draw:layer="layout" svg:width="2.8cm" svg:height="2.8cm" svg:x="-3.1cm" svg:y="4.3cm">
          <text:p text:style-name="P1"><text:span text:style-name="T1">XX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11" draw:id="id11" draw:layer="layout" svg:width="6cm" svg:height="2.2cm" svg:x="18cm" svg:y="8.4cm">
          <text:p text:style-name="P3"><text:span text:style-name="T2">Dessin méridienne</text:span></text:p>
          <text:p text:style-name="P3"><text:span text:style-name="T2">à main levé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2" draw:id="id12" draw:layer="layout" svg:width="6cm" svg:height="2.2cm" svg:x="18cm" svg:y="12.1cm">
          <text:p text:style-name="P3"><text:span text:style-name="T2">Amélioration IH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0" draw:id="id10" draw:layer="layout" svg:width="2.8cm" svg:height="2.8cm" svg:x="13.5cm" svg:y="9.9cm">
          <text:p text:style-name="P1"><text:span text:style-name="T1">C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16.3cm" svg:y1="11.3cm" svg:x2="18cm" svg:y2="9.5cm" draw:start-shape="id10" draw:start-glue-point="7" draw:end-shape="id11" draw:end-glue-point="3" svg:d="m16300 11300h851v-1800h849" svg:viewBox="0 0 1701 1801">
          <text:p/>
        </draw:connector>
        <draw:connector draw:style-name="gr4" draw:text-style-name="P3" draw:layer="layout" svg:x1="16.3cm" svg:y1="11.3cm" svg:x2="18cm" svg:y2="13.2cm" draw:start-shape="id10" draw:start-glue-point="7" draw:end-shape="id12" draw:end-glue-point="3" svg:d="m16300 11300h851v1900h849" svg:viewBox="0 0 1701 1901">
          <text:p/>
        </draw:connector>
        <draw:custom-shape draw:style-name="gr3" draw:text-style-name="P2" xml:id="id17" draw:id="id17" draw:layer="layout" svg:width="2.8cm" svg:height="2.8cm" svg:x="1.8cm" svg:y="9.9cm">
          <text:p text:style-name="P1"><text:span text:style-name="T1">A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14" draw:id="id14" draw:layer="layout" svg:width="6.9cm" svg:height="2.4cm" svg:x="11.3cm" svg:y="4.5cm">
          <text:p text:style-name="P3"><text:span text:style-name="T2">Documentation, Tests</text:span></text:p>
          <text:p text:style-name="P3"><text:span text:style-name="T2">et Aide utilisateu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-0.3cm" svg:y1="5.7cm" svg:x2="11.3cm" svg:y2="5.7cm" draw:start-shape="id13" draw:start-glue-point="7" draw:end-shape="id14" draw:end-glue-point="3" svg:d="m-300 5700h11600" svg:viewBox="0 0 11601 1">
          <text:p/>
        </draw:connector>
        <draw:custom-shape draw:style-name="gr1" draw:text-style-name="P2" xml:id="id15" draw:id="id15" draw:layer="layout" svg:width="2.8cm" svg:height="2.8cm" svg:x="29.9cm" svg:y="4.3cm">
          <text:p text:style-name="P1"><text:span text:style-name="T1">XX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29.9cm" svg:y1="5.7cm" svg:x2="18.2cm" svg:y2="5.7cm" draw:start-shape="id15" draw:start-glue-point="5" draw:end-shape="id14" draw:end-glue-point="1" svg:d="m29900 5700h-11700" svg:viewBox="0 0 11701 1">
          <text:p/>
        </draw:connector>
        <draw:custom-shape draw:style-name="gr2" draw:text-style-name="P4" xml:id="id16" draw:id="id16" draw:layer="layout" svg:width="5.3cm" svg:height="2.4cm" svg:x="-5.6cm" svg:y="10.1cm">
          <text:p text:style-name="P3"><text:span text:style-name="T2">XXXX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-0.3cm" svg:y1="11.3cm" svg:x2="1.8cm" svg:y2="11.3cm" draw:start-shape="id16" draw:start-glue-point="1" draw:end-shape="id17" draw:end-glue-point="5" svg:d="m-300 11300h2100" svg:viewBox="0 0 2101 1">
          <text:p/>
        </draw:connector>
        <draw:custom-shape draw:style-name="gr3" draw:text-style-name="P2" xml:id="id18" draw:id="id18" draw:layer="layout" svg:width="2.8cm" svg:height="2.8cm" svg:x="25.5cm" svg:y="9.9cm">
          <text:p text:style-name="P1"><text:span text:style-name="T1">D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24cm" svg:y1="9.5cm" svg:x2="25.5cm" svg:y2="11.3cm" draw:start-shape="id11" draw:start-glue-point="1" draw:end-shape="id18" draw:end-glue-point="5" svg:d="m24000 9500h751v1800h749" svg:viewBox="0 0 1501 1801">
          <text:p/>
        </draw:connector>
        <draw:connector draw:style-name="gr4" draw:text-style-name="P3" draw:layer="layout" svg:x1="24cm" svg:y1="13.2cm" svg:x2="25.5cm" svg:y2="11.3cm" draw:start-shape="id12" draw:start-glue-point="1" draw:end-shape="id18" svg:d="m24000 13200h751v-1900h749" svg:viewBox="0 0 1501 1901">
          <text:p/>
        </draw:connector>
        <draw:custom-shape draw:style-name="gr2" draw:text-style-name="P4" xml:id="id19" draw:id="id19" draw:layer="layout" svg:width="6cm" svg:height="2.2cm" svg:x="6.1cm" svg:y="8.4cm">
          <text:p text:style-name="P3"><text:span text:style-name="T2">Ajout de</text:span></text:p>
          <text:p text:style-name="P3"><text:span text:style-name="T2">fonctionnalit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0" draw:id="id20" draw:layer="layout" svg:width="6cm" svg:height="2.2cm" svg:x="6.1cm" svg:y="12.1cm">
          <text:p text:style-name="P3"><text:span text:style-name="T2">Amélioration IH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4.6cm" svg:y1="11.3cm" svg:x2="6.1cm" svg:y2="9.5cm" draw:start-shape="id17" draw:start-glue-point="7" draw:end-shape="id19" draw:end-glue-point="3" svg:d="m4600 11300h751v-1800h749" svg:viewBox="0 0 1501 1801">
          <text:p/>
        </draw:connector>
        <draw:connector draw:style-name="gr4" draw:text-style-name="P3" draw:layer="layout" svg:x1="4.6cm" svg:y1="11.3cm" svg:x2="6.1cm" svg:y2="13.2cm" draw:start-shape="id17" draw:start-glue-point="7" draw:end-shape="id20" draw:end-glue-point="3" svg:d="m4600 11300h751v1900h749" svg:viewBox="0 0 1501 1901">
          <text:p/>
        </draw:connector>
        <draw:connector draw:style-name="gr4" draw:text-style-name="P3" draw:layer="layout" svg:x1="12.1cm" svg:y1="9.5cm" svg:x2="13.5cm" svg:y2="11.3cm" draw:start-shape="id19" draw:start-glue-point="1" draw:end-shape="id10" draw:end-glue-point="5" svg:d="m12100 9500h701v1800h699" svg:viewBox="0 0 1401 1801">
          <text:p/>
        </draw:connector>
        <draw:connector draw:style-name="gr4" draw:text-style-name="P3" draw:layer="layout" svg:x1="12.1cm" svg:y1="13.2cm" svg:x2="13.5cm" svg:y2="11.3cm" draw:start-shape="id20" draw:start-glue-point="1" draw:end-shape="id10" draw:end-glue-point="5" svg:d="m12100 13200h701v-1900h699" svg:viewBox="0 0 1401 1901">
          <text:p/>
        </draw:connector>
        <draw:custom-shape draw:style-name="gr3" draw:text-style-name="P2" xml:id="id21" draw:id="id21" draw:layer="layout" svg:width="2.8cm" svg:height="2.8cm" svg:x="30.4cm" svg:y="9.9cm">
          <text:p text:style-name="P1"><text:span text:style-name="T1">XX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28.3cm" svg:y1="11.3cm" svg:x2="30.4cm" svg:y2="11.3cm" draw:start-shape="id18" draw:start-glue-point="7" draw:end-shape="id21" draw:end-glue-point="5" svg:d="m28300 11300h2100" svg:viewBox="0 0 2101 1">
          <text:p/>
        </draw:connector>
      </draw:page>
      <draw:page draw:name="page3" draw:style-name="dp1" draw:master-page-name="Standard">
        <draw:custom-shape draw:style-name="gr1" draw:text-style-name="P2" xml:id="id24" draw:id="id24" draw:layer="layout" svg:width="2.8cm" svg:height="2.8cm" svg:x="-3.1cm" svg:y="4.3cm">
          <text:p text:style-name="P1"><text:span text:style-name="T1">XX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23" draw:id="id23" draw:layer="layout" svg:width="6cm" svg:height="2.2cm" svg:x="18cm" svg:y="10.2cm">
          <text:p text:style-name="P3"><text:span text:style-name="T2">Ajout des courbes</text:span></text:p>
          <text:p text:style-name="P3"><text:span text:style-name="T2">utilisateu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2" draw:id="id22" draw:layer="layout" svg:width="2.8cm" svg:height="2.8cm" svg:x="13.5cm" svg:y="9.9cm">
          <text:p text:style-name="P1"><text:span text:style-name="T1">R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16.3cm" svg:y1="11.3cm" svg:x2="18cm" svg:y2="11.3cm" draw:start-shape="id22" draw:start-glue-point="7" draw:end-shape="id23" draw:end-glue-point="3" svg:d="m16300 11300h1700" svg:viewBox="0 0 1701 1">
          <text:p/>
        </draw:connector>
        <draw:custom-shape draw:style-name="gr3" draw:text-style-name="P2" xml:id="id28" draw:id="id28" draw:layer="layout" svg:width="2.8cm" svg:height="2.8cm" svg:x="1.8cm" svg:y="9.9cm">
          <text:p text:style-name="P1"><text:span text:style-name="T1">D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25" draw:id="id25" draw:layer="layout" svg:width="6.9cm" svg:height="2.4cm" svg:x="11.3cm" svg:y="4.5cm">
          <text:p text:style-name="P3"><text:span text:style-name="T2">Documentation, Tests</text:span></text:p>
          <text:p text:style-name="P3"><text:span text:style-name="T2">et Aide utilisateu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-0.3cm" svg:y1="5.7cm" svg:x2="11.3cm" svg:y2="5.7cm" draw:start-shape="id24" draw:start-glue-point="7" draw:end-shape="id25" draw:end-glue-point="3" svg:d="m-300 5700h11600" svg:viewBox="0 0 11601 1">
          <text:p/>
        </draw:connector>
        <draw:custom-shape draw:style-name="gr1" draw:text-style-name="P2" xml:id="id26" draw:id="id26" draw:layer="layout" svg:width="2.8cm" svg:height="2.8cm" svg:x="29.9cm" svg:y="4.3cm">
          <text:p text:style-name="P1"><text:span text:style-name="T1">XX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29.9cm" svg:y1="5.7cm" svg:x2="18.2cm" svg:y2="5.7cm" draw:start-shape="id26" draw:start-glue-point="5" draw:end-shape="id25" draw:end-glue-point="1" svg:d="m29900 5700h-11700" svg:viewBox="0 0 11701 1">
          <text:p/>
        </draw:connector>
        <draw:custom-shape draw:style-name="gr2" draw:text-style-name="P4" xml:id="id27" draw:id="id27" draw:layer="layout" svg:width="5.3cm" svg:height="2.4cm" svg:x="-5.6cm" svg:y="10.1cm">
          <text:p text:style-name="P3"><text:span text:style-name="T2">XXXX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-0.3cm" svg:y1="11.3cm" svg:x2="1.8cm" svg:y2="11.3cm" draw:start-shape="id27" draw:start-glue-point="1" draw:end-shape="id28" draw:end-glue-point="5" svg:d="m-300 11300h2100" svg:viewBox="0 0 2101 1">
          <text:p/>
        </draw:connector>
        <draw:custom-shape draw:style-name="gr3" draw:text-style-name="P2" xml:id="id29" draw:id="id29" draw:layer="layout" svg:width="2.8cm" svg:height="2.8cm" svg:x="25.5cm" svg:y="9.9cm">
          <text:p text:style-name="P1"><text:span text:style-name="T1">F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24cm" svg:y1="11.3cm" svg:x2="25.5cm" svg:y2="11.3cm" draw:start-shape="id23" draw:start-glue-point="1" draw:end-shape="id29" draw:end-glue-point="5" svg:d="m24000 11300h1500" svg:viewBox="0 0 1501 1">
          <text:p/>
        </draw:connector>
        <draw:custom-shape draw:style-name="gr2" draw:text-style-name="P4" xml:id="id30" draw:id="id30" draw:layer="layout" svg:width="6cm" svg:height="2.2cm" svg:x="6.1cm" svg:y="8.4cm">
          <text:p text:style-name="P3"><text:span text:style-name="T2">Gestion des</text:span></text:p>
          <text:p text:style-name="P3"><text:span text:style-name="T2">donné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1" draw:id="id31" draw:layer="layout" svg:width="6cm" svg:height="2.2cm" svg:x="6.1cm" svg:y="12.1cm">
          <text:p text:style-name="P3"><text:span text:style-name="T2">Amélioration IH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4.6cm" svg:y1="11.3cm" svg:x2="6.1cm" svg:y2="9.5cm" draw:start-shape="id28" draw:start-glue-point="7" draw:end-shape="id30" draw:end-glue-point="3" svg:d="m4600 11300h751v-1800h749" svg:viewBox="0 0 1501 1801">
          <text:p/>
        </draw:connector>
        <draw:connector draw:style-name="gr4" draw:text-style-name="P3" draw:layer="layout" svg:x1="4.6cm" svg:y1="11.3cm" svg:x2="6.1cm" svg:y2="13.2cm" draw:start-shape="id28" draw:start-glue-point="7" draw:end-shape="id31" draw:end-glue-point="3" svg:d="m4600 11300h751v1900h749" svg:viewBox="0 0 1501 1901">
          <text:p/>
        </draw:connector>
        <draw:connector draw:style-name="gr4" draw:text-style-name="P3" draw:layer="layout" svg:x1="12.1cm" svg:y1="9.5cm" svg:x2="13.5cm" svg:y2="11.3cm" draw:start-shape="id30" draw:start-glue-point="1" draw:end-shape="id22" draw:end-glue-point="5" svg:d="m12100 9500h701v1800h699" svg:viewBox="0 0 1401 1801">
          <text:p/>
        </draw:connector>
        <draw:connector draw:style-name="gr4" draw:text-style-name="P3" draw:layer="layout" svg:x1="12.1cm" svg:y1="13.2cm" svg:x2="13.5cm" svg:y2="11.3cm" draw:start-shape="id31" draw:start-glue-point="1" draw:end-shape="id22" draw:end-glue-point="5" svg:d="m12100 13200h701v-1900h699" svg:viewBox="0 0 1401 1901">
          <text:p/>
        </draw:connector>
        <draw:custom-shape draw:style-name="gr3" draw:text-style-name="P2" xml:id="id32" draw:id="id32" draw:layer="layout" svg:width="2.8cm" svg:height="2.8cm" svg:x="30.4cm" svg:y="9.9cm">
          <text:p text:style-name="P1"><text:span text:style-name="T1">XX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28.3cm" svg:y1="11.3cm" svg:x2="30.4cm" svg:y2="11.3cm" draw:start-shape="id29" draw:start-glue-point="7" draw:end-shape="id32" draw:end-glue-point="5" svg:d="m28300 11300h2100" svg:viewBox="0 0 2101 1">
          <text:p/>
        </draw:connector>
      </draw:page>
      <draw:page draw:name="page4" draw:style-name="dp1" draw:master-page-name="Standard">
        <draw:custom-shape draw:style-name="gr1" draw:text-style-name="P2" xml:id="id33" draw:id="id33" draw:layer="layout" svg:width="2.8cm" svg:height="2.8cm" svg:x="-3.1cm" svg:y="4.3cm">
          <text:p text:style-name="P1"><text:span text:style-name="T1">XX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36" draw:id="id36" draw:layer="layout" svg:width="2.8cm" svg:height="2.8cm" svg:x="5.9cm" svg:y="9.9cm">
          <text:p text:style-name="P1"><text:span text:style-name="T1">F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34" draw:id="id34" draw:layer="layout" svg:width="6.9cm" svg:height="2.4cm" svg:x="11.3cm" svg:y="4.5cm">
          <text:p text:style-name="P3"><text:span text:style-name="T2">Documentation, Tests</text:span></text:p>
          <text:p text:style-name="P3"><text:span text:style-name="T2">et Aide utilisateu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-0.3cm" svg:y1="5.7cm" svg:x2="11.3cm" svg:y2="5.7cm" draw:start-shape="id33" draw:start-glue-point="7" draw:end-shape="id34" draw:end-glue-point="3" svg:d="m-300 5700h11600" svg:viewBox="0 0 11601 1">
          <text:p/>
        </draw:connector>
        <draw:custom-shape draw:style-name="gr2" draw:text-style-name="P4" xml:id="id35" draw:id="id35" draw:layer="layout" svg:width="5.3cm" svg:height="2.4cm" svg:x="-5.6cm" svg:y="10.1cm">
          <text:p text:style-name="P3"><text:span text:style-name="T2">XXXX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-0.3cm" svg:y1="11.3cm" svg:x2="5.9cm" svg:y2="11.3cm" draw:start-shape="id35" draw:start-glue-point="1" draw:end-shape="id36" draw:end-glue-point="5" svg:d="m-300 11300h6200" svg:viewBox="0 0 6201 1">
          <text:p/>
        </draw:connector>
        <draw:custom-shape draw:style-name="gr1" draw:text-style-name="P2" xml:id="id38" draw:id="id38" draw:layer="layout" svg:width="2.8cm" svg:height="2.8cm" svg:x="21.6cm" svg:y="9.9cm">
          <text:p text:style-name="P1"><text:span text:style-name="T1">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37" draw:id="id37" draw:layer="layout" svg:width="6cm" svg:height="2.2cm" svg:x="11.7cm" svg:y="10.2cm">
          <text:p text:style-name="P3"><text:span text:style-name="T2">Amélioration IH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8.7cm" svg:y1="11.3cm" svg:x2="11.7cm" svg:y2="11.3cm" draw:start-shape="id36" draw:start-glue-point="7" draw:end-shape="id37" draw:end-glue-point="3" svg:d="m8700 11300h3000" svg:viewBox="0 0 3001 1">
          <text:p/>
        </draw:connector>
        <draw:connector draw:style-name="gr4" draw:text-style-name="P3" draw:layer="layout" svg:x1="18.2cm" svg:y1="5.7cm" svg:x2="23cm" svg:y2="9.9cm" draw:start-shape="id34" draw:start-glue-point="1" draw:end-shape="id38" draw:end-glue-point="4" svg:d="m18200 5700h4800v4200" svg:viewBox="0 0 4801 4201">
          <text:p/>
        </draw:connector>
        <draw:connector draw:style-name="gr4" draw:text-style-name="P3" draw:layer="layout" svg:x1="17.7cm" svg:y1="11.3cm" svg:x2="21.6cm" svg:y2="11.3cm" draw:start-shape="id37" draw:start-glue-point="1" draw:end-shape="id38" draw:end-glue-point="5" svg:d="m17700 11300h3900" svg:viewBox="0 0 3901 1">
          <text:p/>
        </draw:connector>
      </draw:page>
      <draw:page draw:name="page5" draw:style-name="dp1" draw:master-page-name="Standard">
        <draw:custom-shape draw:style-name="gr6" draw:text-style-name="P3" xml:id="id39" draw:id="id39" draw:layer="layout" svg:width="1cm" svg:height="1cm" svg:x="1.9cm" svg:y="5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xml:id="id40" draw:id="id40" draw:layer="layout" svg:width="1cm" svg:height="1cm" svg:x="3.2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41" draw:id="id41" draw:layer="layout" svg:width="1cm" svg:height="1cm" svg:x="4.5cm" svg:y="5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xml:id="id42" draw:id="id42" draw:layer="layout" svg:width="1cm" svg:height="1cm" svg:x="5.9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43" draw:id="id43" draw:layer="layout" svg:width="1cm" svg:height="1cm" svg:x="5.9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44" draw:id="id44" draw:layer="layout" svg:width="1cm" svg:height="1cm" svg:x="7.3cm" svg:y="5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xml:id="id45" draw:id="id45" draw:layer="layout" svg:width="1cm" svg:height="1cm" svg:x="8.7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46" draw:id="id46" draw:layer="layout" svg:width="1cm" svg:height="1cm" svg:x="8.7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47" draw:id="id47" draw:layer="layout" svg:width="1cm" svg:height="1cm" svg:x="10.2cm" svg:y="5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xml:id="id48" draw:id="id48" draw:layer="layout" svg:width="1cm" svg:height="1cm" svg:x="11.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49" draw:id="id49" draw:layer="layout" svg:width="1cm" svg:height="1cm" svg:x="11.6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50" draw:id="id50" draw:layer="layout" svg:width="1cm" svg:height="1cm" svg:x="13cm" svg:y="5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xml:id="id51" draw:id="id51" draw:layer="layout" svg:width="1cm" svg:height="1cm" svg:x="14.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52" draw:id="id52" draw:layer="layout" svg:width="1cm" svg:height="1cm" svg:x="14.4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53" draw:id="id53" draw:layer="layout" svg:width="1cm" svg:height="1cm" svg:x="15.9cm" svg:y="5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xml:id="id54" draw:id="id54" draw:layer="layout" svg:width="1cm" svg:height="1cm" svg:x="17.2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55" draw:id="id55" draw:layer="layout" svg:width="1cm" svg:height="1cm" svg:x="18.5cm" svg:y="5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xml:id="id56" draw:id="id56" draw:layer="layout" svg:width="1cm" svg:height="1cm" svg:x="19.8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57" draw:id="id57" draw:layer="layout" svg:width="1cm" svg:height="1cm" svg:x="21.1cm" svg:y="5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xml:id="id58" draw:id="id58" draw:layer="layout" svg:width="1cm" svg:height="1cm" svg:x="11.6cm" svg:y="3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2.9cm" svg:y1="6cm" svg:x2="3.2cm" svg:y2="6cm" draw:start-shape="id39" draw:start-glue-point="7" draw:end-shape="id40" draw:end-glue-point="3" svg:d="m2900 6000h300" svg:viewBox="0 0 301 1">
          <text:p/>
        </draw:connector>
        <draw:connector draw:style-name="gr5" draw:text-style-name="P3" draw:layer="layout" svg:x1="4.2cm" svg:y1="6cm" svg:x2="4.5cm" svg:y2="6cm" draw:start-shape="id40" draw:start-glue-point="1" draw:end-shape="id41" draw:end-glue-point="5" svg:d="m4200 6000h300" svg:viewBox="0 0 301 1">
          <text:p/>
        </draw:connector>
        <draw:connector draw:style-name="gr5" draw:text-style-name="P3" draw:layer="layout" svg:x1="5.5cm" svg:y1="6cm" svg:x2="5.9cm" svg:y2="5.3cm" draw:start-shape="id41" draw:start-glue-point="7" draw:end-shape="id42" draw:end-glue-point="3" svg:d="m5500 6000h201v-700h199" svg:viewBox="0 0 401 701">
          <text:p/>
        </draw:connector>
        <draw:connector draw:style-name="gr5" draw:text-style-name="P3" draw:layer="layout" svg:x1="5.5cm" svg:y1="6cm" svg:x2="5.9cm" svg:y2="6.7cm" draw:start-shape="id41" draw:start-glue-point="7" draw:end-shape="id43" draw:end-glue-point="3" svg:d="m5500 6000h201v700h199" svg:viewBox="0 0 401 701">
          <text:p/>
        </draw:connector>
        <draw:connector draw:style-name="gr5" draw:text-style-name="P3" draw:layer="layout" svg:x1="6.9cm" svg:y1="5.3cm" svg:x2="7.3cm" svg:y2="6cm" draw:start-shape="id42" draw:start-glue-point="1" draw:end-shape="id44" draw:end-glue-point="5" svg:d="m6900 5300h201v700h199" svg:viewBox="0 0 401 701">
          <text:p/>
        </draw:connector>
        <draw:connector draw:style-name="gr5" draw:text-style-name="P3" draw:layer="layout" svg:x1="6.9cm" svg:y1="6.7cm" svg:x2="7.3cm" svg:y2="6cm" draw:start-shape="id43" draw:start-glue-point="1" draw:end-shape="id44" draw:end-glue-point="5" svg:d="m6900 6700h201v-700h199" svg:viewBox="0 0 401 701">
          <text:p/>
        </draw:connector>
        <draw:connector draw:style-name="gr5" draw:text-style-name="P3" draw:layer="layout" svg:x1="8.3cm" svg:y1="6cm" svg:x2="8.7cm" svg:y2="5.3cm" draw:start-shape="id44" draw:start-glue-point="7" draw:end-shape="id45" draw:end-glue-point="3" svg:d="m8300 6000h201v-700h199" svg:viewBox="0 0 401 701">
          <text:p/>
        </draw:connector>
        <draw:connector draw:style-name="gr5" draw:text-style-name="P3" draw:layer="layout" svg:x1="8.3cm" svg:y1="6cm" svg:x2="8.7cm" svg:y2="6.7cm" draw:start-shape="id44" draw:start-glue-point="7" draw:end-shape="id46" draw:end-glue-point="3" svg:d="m8300 6000h201v700h199" svg:viewBox="0 0 401 701">
          <text:p/>
        </draw:connector>
        <draw:connector draw:style-name="gr5" draw:text-style-name="P3" draw:layer="layout" svg:x1="9.7cm" svg:y1="5.3cm" svg:x2="10.2cm" svg:y2="6cm" draw:start-shape="id45" draw:start-glue-point="1" draw:end-shape="id47" draw:end-glue-point="5" svg:d="m9700 5300h251v700h249" svg:viewBox="0 0 501 701">
          <text:p/>
        </draw:connector>
        <draw:connector draw:style-name="gr5" draw:text-style-name="P3" draw:layer="layout" svg:x1="9.7cm" svg:y1="6.7cm" svg:x2="10.2cm" svg:y2="6cm" draw:start-shape="id46" draw:start-glue-point="1" draw:end-shape="id47" draw:end-glue-point="5" svg:d="m9700 6700h251v-700h249" svg:viewBox="0 0 501 701">
          <text:p/>
        </draw:connector>
        <draw:connector draw:style-name="gr5" draw:text-style-name="P3" draw:layer="layout" svg:x1="11.2cm" svg:y1="6cm" svg:x2="11.6cm" svg:y2="5.3cm" draw:start-shape="id47" draw:start-glue-point="7" draw:end-shape="id48" draw:end-glue-point="3" svg:d="m11200 6000h201v-700h199" svg:viewBox="0 0 401 701">
          <text:p/>
        </draw:connector>
        <draw:connector draw:style-name="gr5" draw:text-style-name="P3" draw:layer="layout" svg:x1="11.2cm" svg:y1="6cm" svg:x2="11.6cm" svg:y2="6.7cm" draw:start-shape="id47" draw:start-glue-point="7" draw:end-shape="id49" draw:end-glue-point="3" svg:d="m11200 6000h201v700h199" svg:viewBox="0 0 401 701">
          <text:p/>
        </draw:connector>
        <draw:connector draw:style-name="gr5" draw:text-style-name="P3" draw:layer="layout" svg:x1="12.6cm" svg:y1="5.3cm" svg:x2="13cm" svg:y2="6cm" draw:start-shape="id48" draw:start-glue-point="1" draw:end-shape="id50" draw:end-glue-point="5" svg:d="m12600 5300h201v700h199" svg:viewBox="0 0 401 701">
          <text:p/>
        </draw:connector>
        <draw:connector draw:style-name="gr5" draw:text-style-name="P3" draw:layer="layout" svg:x1="12.6cm" svg:y1="6.7cm" svg:x2="13cm" svg:y2="6cm" draw:start-shape="id49" draw:start-glue-point="1" draw:end-shape="id50" draw:end-glue-point="5" svg:d="m12600 6700h201v-700h199" svg:viewBox="0 0 401 701">
          <text:p/>
        </draw:connector>
        <draw:connector draw:style-name="gr5" draw:text-style-name="P3" draw:layer="layout" svg:x1="14cm" svg:y1="6cm" svg:x2="14.4cm" svg:y2="5.3cm" draw:start-shape="id50" draw:start-glue-point="7" draw:end-shape="id51" draw:end-glue-point="3" svg:d="m14000 6000h201v-700h199" svg:viewBox="0 0 401 701">
          <text:p/>
        </draw:connector>
        <draw:connector draw:style-name="gr5" draw:text-style-name="P3" draw:layer="layout" svg:x1="14cm" svg:y1="6cm" svg:x2="14.4cm" svg:y2="6.7cm" draw:start-shape="id50" draw:start-glue-point="7" draw:end-shape="id52" draw:end-glue-point="3" svg:d="m14000 6000h201v700h199" svg:viewBox="0 0 401 701">
          <text:p/>
        </draw:connector>
        <draw:connector draw:style-name="gr5" draw:text-style-name="P3" draw:layer="layout" svg:x1="15.4cm" svg:y1="5.3cm" svg:x2="15.9cm" svg:y2="6cm" draw:start-shape="id51" draw:start-glue-point="1" draw:end-shape="id53" draw:end-glue-point="5" svg:d="m15400 5300h251v700h249" svg:viewBox="0 0 501 701">
          <text:p/>
        </draw:connector>
        <draw:connector draw:style-name="gr5" draw:text-style-name="P3" draw:layer="layout" svg:x1="15.4cm" svg:y1="6.7cm" svg:x2="15.9cm" svg:y2="6cm" draw:start-shape="id52" draw:start-glue-point="1" draw:end-shape="id53" draw:end-glue-point="5" svg:d="m15400 6700h251v-700h249" svg:viewBox="0 0 501 701">
          <text:p/>
        </draw:connector>
        <draw:connector draw:style-name="gr5" draw:text-style-name="P3" draw:layer="layout" svg:x1="16.9cm" svg:y1="6cm" svg:x2="17.2cm" svg:y2="6cm" draw:end-shape="id54" draw:end-glue-point="3" svg:d="m16900 6000h300" svg:viewBox="0 0 301 1">
          <text:p/>
        </draw:connector>
        <draw:connector draw:style-name="gr5" draw:text-style-name="P3" draw:layer="layout" svg:x1="18.2cm" svg:y1="6cm" svg:x2="18.5cm" svg:y2="6cm" draw:start-shape="id54" draw:start-glue-point="1" draw:end-shape="id55" draw:end-glue-point="5" svg:d="m18200 6000h300" svg:viewBox="0 0 301 1">
          <text:p/>
        </draw:connector>
        <draw:connector draw:style-name="gr5" draw:text-style-name="P3" draw:layer="layout" svg:x1="19.5cm" svg:y1="6cm" svg:x2="19.8cm" svg:y2="6cm" draw:start-shape="id55" draw:start-glue-point="7" draw:end-shape="id56" draw:end-glue-point="3" svg:d="m19500 6000h300" svg:viewBox="0 0 301 1">
          <text:p/>
        </draw:connector>
        <draw:connector draw:style-name="gr5" draw:text-style-name="P3" draw:layer="layout" svg:x1="20.8cm" svg:y1="6cm" svg:x2="21.1cm" svg:y2="6cm" draw:start-shape="id56" draw:start-glue-point="1" draw:end-shape="id57" draw:end-glue-point="5" svg:d="m20800 6000h300" svg:viewBox="0 0 301 1">
          <text:p/>
        </draw:connector>
        <draw:connector draw:style-name="gr5" draw:text-style-name="P3" draw:layer="layout" svg:x1="21.6cm" svg:y1="5.5cm" svg:x2="12.6cm" svg:y2="3.6cm" draw:start-shape="id57" draw:start-glue-point="4" draw:end-shape="id58" draw:end-glue-point="1" svg:d="m21600 5500v-1900h-9000" svg:viewBox="0 0 9001 1901">
          <text:p/>
        </draw:connector>
        <draw:connector draw:style-name="gr5" draw:text-style-name="P3" draw:layer="layout" svg:x1="2.4cm" svg:y1="5.5cm" svg:x2="11.6cm" svg:y2="3.6cm" draw:start-shape="id39" draw:start-glue-point="4" draw:end-shape="id58" draw:end-glue-point="3" svg:d="m2400 5500v-1900h9200" svg:viewBox="0 0 9201 1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3T15:23:12.717265944</meta:creation-date>
    <dc:date>2015-11-03T16:38:45.519988567</dc:date>
    <meta:editing-duration>PT47M56S</meta:editing-duration>
    <meta:editing-cycles>9</meta:editing-cycles>
    <meta:generator>LibreOffice/4.1.5.3$Linux_X86_64 LibreOffice_project/1c1366bba2ba2b554cd2ca4d87c06da81c05d24</meta:generator>
    <meta:document-statistic meta:object-count="118"/>
  </office:meta>
</office:document-meta>
</file>